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85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2.644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2.512cm"/>
    </style:style>
    <style:style style:name="co12" style:family="table-column">
      <style:table-column-properties fo:break-before="auto" style:column-width="3.231cm"/>
    </style:style>
    <style:style style:name="co13" style:family="table-column">
      <style:table-column-properties fo:break-before="auto" style:column-width="2.316cm"/>
    </style:style>
    <style:style style:name="co14" style:family="table-column">
      <style:table-column-properties fo:break-before="auto" style:column-width="5.221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Движение товаров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7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Цена руб./шт.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4">
          <table:table-cell office:value-type="float" office:value="488" calcext:value-type="float">
            <text:p>48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4">
          <table:table-cell office:value-type="float" office:value="489" calcext:value-type="float">
            <text:p>48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date" office:date-value="2021-02-01" calcext:value-type="date">
            <text:p>01.02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5" calcext:value-type="float">
            <text:p>77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6" calcext:value-type="float">
            <text:p>77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4">
          <table:table-cell office:value-type="float" office:value="842" calcext:value-type="float">
            <text:p>84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date" office:date-value="2021-02-02" calcext:value-type="date">
            <text:p>02.02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4">
          <table:table-cell office:value-type="float" office:value="933" calcext:value-type="float">
            <text:p>93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4">
          <table:table-cell office:value-type="float" office:value="934" calcext:value-type="float">
            <text:p>93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8" calcext:value-type="float">
            <text:p>105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9" calcext:value-type="float">
            <text:p>105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4">
          <table:table-cell office:value-type="float" office:value="1282" calcext:value-type="float">
            <text:p>128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date" office:date-value="2021-02-03" calcext:value-type="date">
            <text:p>03.02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date" office:date-value="2021-02-04" calcext:value-type="date">
            <text:p>04.02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date" office:date-value="2021-02-07" calcext:value-type="date">
            <text:p>07.02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8" calcext:value-type="float">
            <text:p>206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5" calcext:value-type="float">
            <text:p>210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7" calcext:value-type="float">
            <text:p>210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09" calcext:value-type="float">
            <text:p>210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5" calcext:value-type="float">
            <text:p>211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19" calcext:value-type="float">
            <text:p>211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1" calcext:value-type="float">
            <text:p>212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29" calcext:value-type="float">
            <text:p>212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1" calcext:value-type="float">
            <text:p>213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6" calcext:value-type="float">
            <text:p>214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2" calcext:value-type="float">
            <text:p>215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5" calcext:value-type="float">
            <text:p>215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8" calcext:value-type="float">
            <text:p>215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1" calcext:value-type="float">
            <text:p>216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6" calcext:value-type="float">
            <text:p>216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69" calcext:value-type="float">
            <text:p>216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2" calcext:value-type="float">
            <text:p>217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3" calcext:value-type="float">
            <text:p>217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4" calcext:value-type="float">
            <text:p>217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8" calcext:value-type="float">
            <text:p>217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79" calcext:value-type="float">
            <text:p>217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6" calcext:value-type="float">
            <text:p>218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8" calcext:value-type="float">
            <text:p>218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1" calcext:value-type="float">
            <text:p>219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3" calcext:value-type="float">
            <text:p>219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4" calcext:value-type="float">
            <text:p>219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5" calcext:value-type="float">
            <text:p>219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2" calcext:value-type="float">
            <text:p>220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5" calcext:value-type="float">
            <text:p>220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7" calcext:value-type="float">
            <text:p>220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8" calcext:value-type="float">
            <text:p>220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2" calcext:value-type="float">
            <text:p>221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3" calcext:value-type="float">
            <text:p>221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4" calcext:value-type="float">
            <text:p>221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6" calcext:value-type="float">
            <text:p>221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7" calcext:value-type="float">
            <text:p>221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8" calcext:value-type="float">
            <text:p>221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0" calcext:value-type="float">
            <text:p>222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1" calcext:value-type="float">
            <text:p>222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2" calcext:value-type="float">
            <text:p>222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3" calcext:value-type="float">
            <text:p>222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4" calcext:value-type="float">
            <text:p>222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5" calcext:value-type="float">
            <text:p>222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6" calcext:value-type="float">
            <text:p>222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7" calcext:value-type="float">
            <text:p>222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8" calcext:value-type="float">
            <text:p>222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29" calcext:value-type="float">
            <text:p>222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1" calcext:value-type="float">
            <text:p>223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2" calcext:value-type="float">
            <text:p>223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3" calcext:value-type="float">
            <text:p>223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4" calcext:value-type="float">
            <text:p>223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5" calcext:value-type="float">
            <text:p>223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6" calcext:value-type="float">
            <text:p>223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7" calcext:value-type="float">
            <text:p>223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8" calcext:value-type="float">
            <text:p>223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39" calcext:value-type="float">
            <text:p>223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1" calcext:value-type="float">
            <text:p>224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2" calcext:value-type="float">
            <text:p>224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3" calcext:value-type="float">
            <text:p>224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4" calcext:value-type="float">
            <text:p>224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5" calcext:value-type="float">
            <text:p>224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6" calcext:value-type="float">
            <text:p>224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7" calcext:value-type="float">
            <text:p>224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8" calcext:value-type="float">
            <text:p>224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49" calcext:value-type="float">
            <text:p>224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1" calcext:value-type="float">
            <text:p>225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2" calcext:value-type="float">
            <text:p>225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3" calcext:value-type="float">
            <text:p>225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4" calcext:value-type="float">
            <text:p>225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6" calcext:value-type="float">
            <text:p>225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7" calcext:value-type="float">
            <text:p>225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8" calcext:value-type="float">
            <text:p>225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0" calcext:value-type="float">
            <text:p>226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1" calcext:value-type="float">
            <text:p>226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2" calcext:value-type="float">
            <text:p>226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3" calcext:value-type="float">
            <text:p>2263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4" calcext:value-type="float">
            <text:p>2264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5" calcext:value-type="float">
            <text:p>2265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6" calcext:value-type="float">
            <text:p>2266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7" calcext:value-type="float">
            <text:p>2267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8" calcext:value-type="float">
            <text:p>2268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70" calcext:value-type="float">
            <text:p>2270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71" calcext:value-type="float">
            <text:p>2271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  <table:table-row table:style-name="ro2">
          <table:table-cell office:value-type="float" office:value="2272" calcext:value-type="float">
            <text:p>2272</text:p>
          </table:table-cell>
          <table:table-cell office:value-type="date" office:date-value="2021-02-08" calcext:value-type="date">
            <text:p>08.02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77"/>
        </table:table-row>
      </table:table>
      <table:table table:name="Товар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6378"/>
        <table:table-row table:style-name="ro5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 товара</text:p>
          </table:table-cell>
          <table:table-cell table:style-name="ce1" office:value-type="string" calcext:value-type="string">
            <text:p>Ед. изм</text:p>
          </table:table-cell>
          <table:table-cell table:style-name="ce1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оставщик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style-name="Default" table:number-columns-repeated="1637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style-name="Default" table:number-columns-repeated="16378"/>
        </table:table-row>
      </table:table>
      <table:table table:name="Магазин" table:style-name="ta3">
        <table:table-column table:style-name="co13" table:default-cell-style-name="ce4"/>
        <table:table-column table:style-name="co12" table:default-cell-style-name="Default"/>
        <table:table-column table:style-name="co14" table:default-cell-style-name="Default"/>
        <table:table-column table:style-name="co7" table:number-columns-repeated="16381"/>
        <table:table-row table:style-name="ro2">
          <table:table-cell table:style-name="ce3" office:value-type="string" calcext:value-type="string">
            <text:p>ID магазина</text:p>
          </table:table-cell>
          <table:table-cell table:style-name="ce3" office:value-type="string" calcext:value-type="string">
            <text:p>Район</text:p>
          </table:table-cell>
          <table:table-cell table:style-name="ce3" office:value-type="string" calcext:value-type="string">
            <text:p>Адрес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Советский</text:p>
          </table:table-cell>
          <table:table-cell office:value-type="string" calcext:value-type="string">
            <text:p>ул. Гвардейская, 55А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Московский</text:p>
          </table:table-cell>
          <table:table-cell office:value-type="string" calcext:value-type="string">
            <text:p>ул. Чистопольская, 16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Вахитовский</text:p>
          </table:table-cell>
          <table:table-cell table:style-name="ce5" office:value-type="string" calcext:value-type="string">
            <text:p>ул. Пушкина, 5 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4</text:p>
          </table:table-cell>
          <table:table-cell office:value-type="string" calcext:value-type="string">
            <text:p>Московский</text:p>
          </table:table-cell>
          <table:table-cell office:value-type="string" calcext:value-type="string">
            <text:p>ул. Декабристов, 85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5</text:p>
          </table:table-cell>
          <table:table-cell office:value-type="string" calcext:value-type="string">
            <text:p>Советский</text:p>
          </table:table-cell>
          <table:table-cell office:value-type="string" calcext:value-type="string">
            <text:p>ул. Космонавтов, 42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6</text:p>
          </table:table-cell>
          <table:table-cell office:value-type="string" calcext:value-type="string">
            <text:p>Советский</text:p>
          </table:table-cell>
          <table:table-cell office:value-type="string" calcext:value-type="string">
            <text:p>ул. Академика Губкина, 38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7</text:p>
          </table:table-cell>
          <table:table-cell office:value-type="string" calcext:value-type="string">
            <text:p>Московский</text:p>
          </table:table-cell>
          <table:table-cell office:value-type="string" calcext:value-type="string">
            <text:p>ул. Ямашева, 45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8</text:p>
          </table:table-cell>
          <table:table-cell office:value-type="string" calcext:value-type="string">
            <text:p>Московский</text:p>
          </table:table-cell>
          <table:table-cell office:value-type="string" calcext:value-type="string">
            <text:p>ул. Ибрагимова, 39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9</text:p>
          </table:table-cell>
          <table:table-cell office:value-type="string" calcext:value-type="string">
            <text:p>Вахитовский</text:p>
          </table:table-cell>
          <table:table-cell office:value-type="string" calcext:value-type="string">
            <text:p>ул. Петербургская, 7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0</text:p>
          </table:table-cell>
          <table:table-cell office:value-type="string" calcext:value-type="string">
            <text:p>Советский</text:p>
          </table:table-cell>
          <table:table-cell office:value-type="string" calcext:value-type="string">
            <text:p>ул. Дружба, 1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Вахитовский</text:p>
          </table:table-cell>
          <table:table-cell office:value-type="string" calcext:value-type="string">
            <text:p>ул. Кремлевская, 35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2</text:p>
          </table:table-cell>
          <table:table-cell office:value-type="string" calcext:value-type="string">
            <text:p>Московский</text:p>
          </table:table-cell>
          <table:table-cell office:value-type="string" calcext:value-type="string">
            <text:p>ул. Декабристов, 2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3</text:p>
          </table:table-cell>
          <table:table-cell office:value-type="string" calcext:value-type="string">
            <text:p>Советский</text:p>
          </table:table-cell>
          <table:table-cell office:value-type="string" calcext:value-type="string">
            <text:p>ул. Патриса Лумубы, 36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4</text:p>
          </table:table-cell>
          <table:table-cell office:value-type="string" calcext:value-type="string">
            <text:p>Вахитовский</text:p>
          </table:table-cell>
          <table:table-cell office:value-type="string" calcext:value-type="string">
            <text:p>ул. Ахтямова, 8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5</text:p>
          </table:table-cell>
          <table:table-cell office:value-type="string" calcext:value-type="string">
            <text:p>Советский</text:p>
          </table:table-cell>
          <table:table-cell office:value-type="string" calcext:value-type="string">
            <text:p>ул. Ершова, 8</text:p>
          </table:table-cell>
          <table:table-cell table:style-name="Default" table:number-columns-repeated="16381"/>
        </table:table-row>
        <table:table-row table:style-name="ro2">
          <table:table-cell office:value-type="string" calcext:value-type="string">
            <text:p>M16</text:p>
          </table:table-cell>
          <table:table-cell office:value-type="string" calcext:value-type="string">
            <text:p>Московский</text:p>
          </table:table-cell>
          <table:table-cell office:value-type="string" calcext:value-type="string">
            <text:p>ул. Московская, 29</text:p>
          </table:table-cell>
          <table:table-cell table:style-name="Default" table:number-columns-repeated="16381"/>
        </table:table-row>
      </table:table>
      <table:named-expressions/>
      <table:database-ranges>
        <table:database-range table:name="__Anonymous_Sheet_DB__0" table:target-range-address="'Движение товаров'.A1:'Движение товаров'.G227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Слава</meta:initial-creator>
    <dc:creator>Горская Виктория Константиновна</dc:creator>
    <meta:creation-date>2021-07-09T17:04:06</meta:creation-date>
    <dc:date>2021-09-09T17:52:45</dc:date>
    <meta:generator>LibreOffice/25.2.7.2$MacOSX_AARCH64 LibreOffice_project/5cbfd1ab6520636bb5f7b99185aa69bd7456825d</meta:generator>
    <meta:document-statistic meta:table-count="3" meta:cell-count="16352" meta:object-count="0"/>
    <meta:user-defined meta:name="AppVersion">16.0300</meta:user-defined>
  </office:meta>
</office:document-meta>
</file>